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liste_5f_detaille" style:display-name="tableau_liste_detaille" style:family="table">
      <style:table-properties style:width="16.999cm" table:align="margins" fo:background-color="transparent" fo:keep-with-next="auto" style:may-break-between-rows="true" table:border-model="separating">
        <style:background-image/>
      </style:table-properties>
    </style:style>
    <style:style style:name="tableau_5f_liste_5f_detaille.A" style:display-name="tableau_liste_detaille.A" style:family="table-column">
      <style:table-column-properties style:column-width="1.665cm" style:rel-column-width="6419*"/>
    </style:style>
    <style:style style:name="tableau_5f_liste_5f_detaille.B" style:display-name="tableau_liste_detaille.B" style:family="table-column">
      <style:table-column-properties style:column-width="1.616cm" style:rel-column-width="6229*"/>
    </style:style>
    <style:style style:name="tableau_5f_liste_5f_detaille.C" style:display-name="tableau_liste_detaille.C" style:family="table-column">
      <style:table-column-properties style:column-width="3.664cm" style:rel-column-width="14124*"/>
    </style:style>
    <style:style style:name="tableau_5f_liste_5f_detaille.D" style:display-name="tableau_liste_detaille.D" style:family="table-column">
      <style:table-column-properties style:column-width="1.958cm" style:rel-column-width="7548*"/>
    </style:style>
    <style:style style:name="tableau_5f_liste_5f_detaille.E" style:display-name="tableau_liste_detaille.E" style:family="table-column">
      <style:table-column-properties style:column-width="2.223cm" style:rel-column-width="8568*"/>
    </style:style>
    <style:style style:name="tableau_5f_liste_5f_detaille.F" style:display-name="tableau_liste_detaille.F" style:family="table-column">
      <style:table-column-properties style:column-width="1.879cm" style:rel-column-width="7242*"/>
    </style:style>
    <style:style style:name="tableau_5f_liste_5f_detaille.G" style:display-name="tableau_liste_detaille.G" style:family="table-column">
      <style:table-column-properties style:column-width="1.969cm" style:rel-column-width="7589*"/>
    </style:style>
    <style:style style:name="tableau_5f_liste_5f_detaille.H" style:display-name="tableau_liste_detaille.H" style:family="table-column">
      <style:table-column-properties style:column-width="2.027cm" style:rel-column-width="7816*"/>
    </style:style>
    <style:style style:name="tableau_5f_liste_5f_detaille.1" style:display-name="tableau_liste_detaille.1" style:family="table-row">
      <style:table-row-properties style:min-row-height="0.6cm" fo:background-color="transparent" style:keep-together="false" fo:keep-together="always">
        <style:background-image/>
      </style:table-row-properties>
    </style:style>
    <style:style style:name="tableau_5f_liste_5f_detaille.A1" style:display-name="tableau_liste_detaille.A1" style:family="table-cell">
      <style:table-cell-properties fo:background-color="transparent" fo:padding="0.049cm" fo:border="none">
        <style:background-image/>
      </style:table-cell-properties>
    </style:style>
    <style:style style:name="tableau_5f_liste_5f_detaille.A2" style:display-name="tableau_liste_detaille.A2" style:family="table-cell">
      <style:table-cell-properties fo:background-color="#cccccc" fo:padding="0.049cm" fo:border-left="0.018cm solid #000000" fo:border-right="none" fo:border-top="0.018cm solid #000000" fo:border-bottom="0.018cm solid #000000">
        <style:background-image/>
      </style:table-cell-properties>
    </style:style>
    <style:style style:name="tableau_5f_liste_5f_detaille.H2" style:display-name="tableau_liste_detaille.H2" style:family="table-cell">
      <style:table-cell-properties fo:background-color="#cccccc" fo:padding="0.049cm" fo:border="0.018cm solid #000000">
        <style:background-image/>
      </style:table-cell-properties>
    </style:style>
    <style:style style:name="tableau_5f_liste_5f_detaille.3" style:display-name="tableau_liste_detaille.3" style:family="table-row">
      <style:table-row-properties style:min-row-height="0.6cm" fo:background-color="#e6e6e6" style:keep-together="false" fo:keep-together="always">
        <style:background-image/>
      </style:table-row-properties>
    </style:style>
    <style:style style:name="tableau_5f_liste_5f_detaille.A3" style:display-name="tableau_liste_detaille.A3" style:family="table-cell">
      <style:table-cell-properties fo:background-color="#e6e6e6" fo:padding="0.049cm" fo:border-left="0.018cm solid #000000" fo:border-right="none" fo:border-top="none" fo:border-bottom="0.018cm solid #000000">
        <style:background-image/>
      </style:table-cell-properties>
    </style:style>
    <style:style style:name="tableau_5f_liste_5f_detaille.H3" style:display-name="tableau_liste_detaille.H3" style:family="table-cell">
      <style:table-cell-properties fo:background-color="#e6e6e6" fo:padding="0.049cm" fo:border-left="0.018cm solid #000000" fo:border-right="0.018cm solid #000000" fo:border-top="none" fo:border-bottom="0.018cm solid #000000">
        <style:background-image/>
      </style:table-cell-properties>
    </style:style>
    <style:style style:name="tableau_5f_liste_5f_detaille.4" style:display-name="tableau_liste_detaille.4" style:family="table-row">
      <style:table-row-properties style:min-row-height="0.6cm" style:keep-together="false" fo:keep-together="always"/>
    </style:style>
    <style:style style:name="tableau_5f_liste_5f_detaille.A4" style:display-name="tableau_liste_detaille.A4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_5f_liste_5f_detaille.H4" style:display-name="tableau_liste_detaille.H4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_5f_liste_5f_detaille.H5" style:display-name="tableau_liste_detaille.H5" style:family="table-cell">
      <style:table-cell-properties fo:background-color="transparent" fo:padding="0.097cm" fo:border="0.018cm solid #000000">
        <style:background-image/>
      </style:table-cell-properties>
    </style:style>
    <style:style style:name="P1" style:family="paragraph" style:parent-style-name="Table_20_Contents">
      <style:paragraph-properties fo:margin-top="0cm" fo:margin-bottom="0cm" fo:text-align="center" style:justify-single-word="false" fo:keep-together="always" fo:background-color="transparent" fo:keep-with-next="always">
        <style:background-image/>
      </style:paragraph-properties>
      <style:text-properties style:font-name="Arial1" fo:font-size="10pt" style:font-size-asian="10pt" style:font-size-complex="10pt"/>
    </style:style>
    <style:style style:name="P2" style:family="paragraph" style:parent-style-name="Table_20_Contents">
      <style:paragraph-properties fo:margin-top="0cm" fo:margin-bottom="0cm" fo:text-align="end" style:justify-single-word="false" fo:keep-together="always" fo:background-color="transparent" fo:keep-with-next="always">
        <style:background-image/>
      </style:paragraph-properties>
      <style:text-properties style:font-name="Arial1" fo:font-size="10pt" style:font-size-asian="10pt" style:font-size-complex="10pt"/>
    </style:style>
    <style:style style:name="P3" style:family="paragraph" style:parent-style-name="Table_20_Contents">
      <style:paragraph-properties fo:margin-top="0cm" fo:margin-bottom="0cm" fo:text-align="end" style:justify-single-word="false" fo:keep-together="always" fo:background-color="transparent" fo:keep-with-next="always">
        <style:background-image/>
      </style:paragraph-properties>
      <style:text-properties style:font-name="Arial1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top="0cm" fo:margin-bottom="0cm" fo:text-align="center" style:justify-single-word="false" fo:keep-together="always" fo:background-color="transparent" fo:keep-with-next="always">
        <style:background-image/>
      </style:paragraph-properties>
      <style:text-properties style:font-name="Arial1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cm" fo:margin-right="0.3cm" fo:margin-top="0cm" fo:margin-bottom="0cm" fo:text-align="end" style:justify-single-word="false" fo:keep-together="always" fo:text-indent="0cm" style:auto-text-indent="false" fo:background-color="transparent" fo:keep-with-next="always">
        <style:background-image/>
      </style:paragraph-properties>
      <style:text-properties style:font-name="Arial1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1" fo:font-size="10pt" style:font-size-asian="10pt" style:font-size-complex="10pt"/>
    </style:style>
    <style:style style:name="P7" style:family="paragraph" style:parent-style-name="Standard">
      <style:text-properties fo:font-size="2pt" style:font-size-asian="2pt" style:font-size-complex="2pt"/>
    </style:style>
    <style:style style:name="P8" style:family="paragraph" style:parent-style-name="Table_20_Contents_20_right">
      <style:paragraph-properties fo:margin-left="0cm" fo:margin-right="0.15cm" fo:text-indent="0cm" style:auto-text-indent="false"/>
    </style:style>
    <style:style style:name="P9" style:family="paragraph" style:parent-style-name="Table_20_Contents_20_right">
      <style:paragraph-properties fo:margin-left="0cm" fo:margin-right="0.15cm" fo:text-indent="0cm" style:auto-text-indent="false"/>
      <style:text-properties fo:font-weight="bold" style:font-weight-asian="bold" style:font-weight-complex="bold"/>
    </style:style>
    <style:style style:name="P10" style:family="paragraph" style:parent-style-name="Table_20_Contents_20_left">
      <style:paragraph-properties fo:keep-with-next="always"/>
    </style:style>
    <style:style style:name="P11" style:family="paragraph" style:parent-style-name="Table_20_Contents_20_left">
      <style:paragraph-properties fo:keep-together="always" fo:keep-with-next="always"/>
    </style:style>
    <style:style style:name="P12" style:family="paragraph" style:parent-style-name="Table_20_Contents">
      <style:paragraph-properties fo:keep-with-next="always"/>
    </style:style>
    <style:style style:name="P13" style:family="paragraph" style:parent-style-name="Table_20_Contents">
      <style:paragraph-properties fo:keep-with-next="always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keep-together="always" fo:keep-with-next="alway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au_liste_detaille" table:style-name="tableau_5f_liste_5f_detaille">
        <table:table-column table:style-name="tableau_5f_liste_5f_detaille.A"/>
        <table:table-column table:style-name="tableau_5f_liste_5f_detaille.B"/>
        <table:table-column table:style-name="tableau_5f_liste_5f_detaille.C"/>
        <table:table-column table:style-name="tableau_5f_liste_5f_detaille.D"/>
        <table:table-column table:style-name="tableau_5f_liste_5f_detaille.E"/>
        <table:table-column table:style-name="tableau_5f_liste_5f_detaille.F"/>
        <table:table-column table:style-name="tableau_5f_liste_5f_detaille.G"/>
        <table:table-column table:style-name="tableau_5f_liste_5f_detaille.H"/>
        <table:table-row table:style-name="tableau_5f_liste_5f_detaille.1">
          <table:table-cell table:style-name="tableau_5f_liste_5f_detaille.A1" office:value-type="string">
            <text:p text:style-name="Standard">%{HEADER_ROWS:0}%%{enfant}%%=enfant_droit_label=%</text:p>
          </table:table-cell>
          <table:table-cell table:style-name="tableau_5f_liste_5f_detaille.A1" office:value-type="string">
            <text:p text:style-name="P10">#4#%=enfant_donnees_valeur=%</text:p>
          </table:table-cell>
          <table:table-cell table:style-name="tableau_5f_liste_5f_detaille.A1" office:value-type="string">
            <text:p text:style-name="P11"/>
          </table:table-cell>
          <table:table-cell table:style-name="tableau_5f_liste_5f_detaille.A1" office:value-type="string">
            <text:p text:style-name="P4"/>
          </table:table-cell>
          <table:table-cell table:style-name="tableau_5f_liste_5f_detaille.A1" office:value-type="string">
            <text:p text:style-name="P1"/>
          </table:table-cell>
          <table:table-cell table:style-name="tableau_5f_liste_5f_detaille.A1" office:value-type="string">
            <text:p text:style-name="P10">#3#%=enfant_type_droit=%</text:p>
          </table:table-cell>
          <table:table-cell table:style-name="tableau_5f_liste_5f_detaille.A1" office:value-type="string">
            <text:p text:style-name="P4"/>
          </table:table-cell>
          <table:table-cell table:style-name="tableau_5f_liste_5f_detaille.A1" office:value-type="string">
            <text:p text:style-name="P4"/>
          </table:table-cell>
        </table:table-row>
        <table:table-row table:style-name="tableau_5f_liste_5f_detaille.1">
          <table:table-cell table:style-name="tableau_5f_liste_5f_detaille.A2" office:value-type="string">
            <text:p text:style-name="P10">%{entete}%%=entete_adi_det_mois=%</text:p>
          </table:table-cell>
          <table:table-cell table:style-name="tableau_5f_liste_5f_detaille.A2" office:value-type="string">
            <text:p text:style-name="P10">#3#%=entete_adi_det_mont_ch=%</text:p>
          </table:table-cell>
          <table:table-cell table:style-name="tableau_5f_liste_5f_detaille.A2" office:value-type="string">
            <text:p text:style-name="P1"/>
          </table:table-cell>
          <table:table-cell table:style-name="tableau_5f_liste_5f_detaille.A2" office:value-type="string">
            <text:p text:style-name="P4"/>
          </table:table-cell>
          <table:table-cell table:style-name="tableau_5f_liste_5f_detaille.A2" office:value-type="string">
            <text:p text:style-name="P12">#3#%=entete_adi_det_mont_etr=%</text:p>
          </table:table-cell>
          <table:table-cell table:style-name="tableau_5f_liste_5f_detaille.A2" office:value-type="string">
            <text:p text:style-name="P1"/>
          </table:table-cell>
          <table:table-cell table:style-name="tableau_5f_liste_5f_detaille.A2" office:value-type="string">
            <text:p text:style-name="P4"/>
          </table:table-cell>
          <table:table-cell table:style-name="tableau_5f_liste_5f_detaille.H2" office:value-type="string">
            <text:p text:style-name="P10">%=entete_adi_det_mont_dif=%</text:p>
          </table:table-cell>
        </table:table-row>
        <table:table-row table:style-name="tableau_5f_liste_5f_detaille.3">
          <table:table-cell table:style-name="tableau_5f_liste_5f_detaille.A3" office:value-type="string">
            <text:p text:style-name="P10">%{enfantDetail}%%=entete_adi_mois_label=%</text:p>
          </table:table-cell>
          <table:table-cell table:style-name="tableau_5f_liste_5f_detaille.A3" office:value-type="string">
            <text:p text:style-name="P12">%=entete_adi_det_mont_droit=%</text:p>
          </table:table-cell>
          <table:table-cell table:style-name="tableau_5f_liste_5f_detaille.A3" office:value-type="string">
            <text:p text:style-name="P14">%=entete_adi_det_mont_men=%</text:p>
          </table:table-cell>
          <table:table-cell table:style-name="tableau_5f_liste_5f_detaille.A3" office:value-type="string">
            <text:p text:style-name="P12">%=entete_adi_det_mont_tot=%</text:p>
          </table:table-cell>
          <table:table-cell table:style-name="tableau_5f_liste_5f_detaille.A3" office:value-type="string">
            <text:p text:style-name="P12">%=entete_adi_det_mon_etr=%</text:p>
          </table:table-cell>
          <table:table-cell table:style-name="tableau_5f_liste_5f_detaille.A3" office:value-type="string">
            <text:p text:style-name="P12">%=entete_adi_det_cours=%</text:p>
          </table:table-cell>
          <table:table-cell table:style-name="tableau_5f_liste_5f_detaille.A3" office:value-type="string">
            <text:p text:style-name="P13">%=entete_adi_det_mont_chf=%</text:p>
          </table:table-cell>
          <table:table-cell table:style-name="tableau_5f_liste_5f_detaille.H3" office:value-type="string">
            <text:p text:style-name="P13">%=entete_adi_det_adi_chf=%</text:p>
          </table:table-cell>
        </table:table-row>
        <table:table-row table:style-name="tableau_5f_liste_5f_detaille.4">
          <table:table-cell table:style-name="tableau_5f_liste_5f_detaille.A4" office:value-type="string">
            <text:p text:style-name="Table_20_Contents">%{colonne}%%=col_mois=%</text:p>
          </table:table-cell>
          <table:table-cell table:style-name="tableau_5f_liste_5f_detaille.A4" office:value-type="string">
            <text:p text:style-name="P8">%=col_mont_droit=%</text:p>
          </table:table-cell>
          <table:table-cell table:style-name="tableau_5f_liste_5f_detaille.A4" office:value-type="string">
            <text:p text:style-name="Table_20_Contents">%=col_mont_men=%</text:p>
          </table:table-cell>
          <table:table-cell table:style-name="tableau_5f_liste_5f_detaille.A4" office:value-type="string">
            <text:p text:style-name="P9">%=col_total_ch=%</text:p>
          </table:table-cell>
          <table:table-cell table:style-name="tableau_5f_liste_5f_detaille.A4" office:value-type="string">
            <text:p text:style-name="P8">%=col_mont_etr=%</text:p>
          </table:table-cell>
          <table:table-cell table:style-name="tableau_5f_liste_5f_detaille.A4" office:value-type="string">
            <text:p text:style-name="P8">%=col_cours=%</text:p>
          </table:table-cell>
          <table:table-cell table:style-name="tableau_5f_liste_5f_detaille.A4" office:value-type="string">
            <text:p text:style-name="P9">%=col_mont_etr_chf=%</text:p>
          </table:table-cell>
          <table:table-cell table:style-name="tableau_5f_liste_5f_detaille.H4" office:value-type="string">
            <text:p text:style-name="P9">%=col_mont_adi_chf=%</text:p>
          </table:table-cell>
        </table:table-row>
        <table:table-row table:style-name="tableau_5f_liste_5f_detaille.4">
          <table:table-cell table:style-name="tableau_5f_liste_5f_detaille.A1" office:value-type="string">
            <text:p text:style-name="Table_20_Contents">%{colonneTotal}%</text:p>
          </table:table-cell>
          <table:table-cell table:style-name="tableau_5f_liste_5f_detaille.A1" office:value-type="string">
            <text:p text:style-name="P2"/>
          </table:table-cell>
          <table:table-cell table:style-name="tableau_5f_liste_5f_detaille.A1" office:value-type="string">
            <text:p text:style-name="P1"/>
          </table:table-cell>
          <table:table-cell table:style-name="tableau_5f_liste_5f_detaille.A1" office:value-type="string">
            <text:p text:style-name="P3"/>
          </table:table-cell>
          <table:table-cell table:style-name="tableau_5f_liste_5f_detaille.A1" office:value-type="string">
            <text:p text:style-name="P2"/>
          </table:table-cell>
          <table:table-cell table:style-name="tableau_5f_liste_5f_detaille.A1" office:value-type="string">
            <text:p text:style-name="P2"/>
          </table:table-cell>
          <table:table-cell table:style-name="tableau_5f_liste_5f_detaille.A1" office:value-type="string">
            <text:p text:style-name="P3"/>
          </table:table-cell>
          <table:table-cell table:style-name="tableau_5f_liste_5f_detaille.H5" office:value-type="string">
            <text:p text:style-name="P9">%=col_tot_enfant=%</text:p>
          </table:table-cell>
        </table:table-row>
        <table:table-row table:style-name="tableau_5f_liste_5f_detaille.4">
          <table:table-cell table:style-name="tableau_5f_liste_5f_detaille.A1" office:value-type="string">
            <text:p text:style-name="Table_20_Contents">%{ligneVide}%</text:p>
          </table:table-cell>
          <table:table-cell table:style-name="tableau_5f_liste_5f_detaille.A1" office:value-type="string">
            <text:p text:style-name="P2"/>
          </table:table-cell>
          <table:table-cell table:style-name="tableau_5f_liste_5f_detaille.A1" office:value-type="string">
            <text:p text:style-name="P1"/>
          </table:table-cell>
          <table:table-cell table:style-name="tableau_5f_liste_5f_detaille.A1" office:value-type="string">
            <text:p text:style-name="P3"/>
          </table:table-cell>
          <table:table-cell table:style-name="tableau_5f_liste_5f_detaille.A1" office:value-type="string">
            <text:p text:style-name="P2"/>
          </table:table-cell>
          <table:table-cell table:style-name="tableau_5f_liste_5f_detaille.A1" office:value-type="string">
            <text:p text:style-name="P2"/>
          </table:table-cell>
          <table:table-cell table:style-name="tableau_5f_liste_5f_detaille.A1" office:value-type="string">
            <text:p text:style-name="P3"/>
          </table:table-cell>
          <table:table-cell table:style-name="tableau_5f_liste_5f_detaille.A1" office:value-type="string">
            <text:p text:style-name="P5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pta </dc:creator>
    <dc:date>2012-05-07T11:29:43.95</dc:date>
    <meta:editing-cycles>196</meta:editing-cycles>
    <meta:editing-duration>PT11H34M59S</meta:editing-duration>
    <meta:document-statistic meta:table-count="1" meta:image-count="0" meta:object-count="0" meta:page-count="1" meta:paragraph-count="26" meta:word-count="26" meta:character-count="636"/>
    <meta:user-defined meta:name="Info 1"/>
    <meta:user-defined meta:name="Info 2"/>
    <meta:user-defined meta:name="Info 3"/>
    <meta:user-defined meta:name="Info 4"/>
  </office:meta>
</office:document-meta>
</file>